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62577" officeooo:paragraph-rsid="00062577"/>
    </style:style>
    <style:style style:name="P2" style:family="paragraph" style:parent-style-name="Standard">
      <style:text-properties officeooo:rsid="00062577" officeooo:paragraph-rsid="00062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1">Vai acontecer um erro pois na inicialização j = i+1 dentro do segundo laço de repetição vai fazer com que haja um estouro no escopo do vetor.</text:p>
      <text:p text:style-name="P1"/>
      <text:p text:style-name="P1">3)</text:p>
      <text:p text:style-name="P1">Não vai acontecer nada e a ordem dos elementos iguais será mantida</text:p>
      <text:p text:style-name="P1"/>
      <text:p text:style-name="P1">4)</text:p>
      <text:p text:style-name="P1">Nenhuma para v3 e 3 vezes para v4</text:p>
      <text:p text:style-name="P1"/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09:31:56.362000000</meta:creation-date>
    <dc:date>2024-11-04T09:44:34.956000000</dc:date>
    <meta:editing-duration>PT2M24S</meta:editing-duration>
    <meta:editing-cycles>1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7" meta:word-count="50" meta:character-count="247" meta:non-whitespace-character-count="202"/>
  </office:meta>
</office:document-meta>
</file>